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)" office:value-type="float" office:value="148400" calcext:value-type="float">
            <text:p>148400</text:p>
          </table:table-cell>
          <table:table-cell table:formula="of:=SUM([.H4];[.H34];[.H63];[.H95];[.H128])" office:value-type="float" office:value="2287.97101449275" calcext:value-type="float">
            <text:p>2287.971014492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)" office:value-type="float" office:value="139500" calcext:value-type="float">
            <text:p>139500</text:p>
          </table:table-cell>
          <table:table-cell table:formula="of:=SUM([.H5];[.H35];[.H64];[.H96];[.H129])" office:value-type="float" office:value="2287.97101449275" calcext:value-type="float">
            <text:p>2287.971014492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8900" calcext:value-type="float">
            <text:p>89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table:number-columns-repeated="2"/>
          <table:table-cell table:formula="of:=SUM([.H7];[.H37];[.H66];[.H98];[.H131])" office:value-type="float" office:value="5994.71447393187" calcext:value-type="float">
            <text:p>5994.714473931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5603.80538302278" calcext:value-type="float">
            <text:p>5603.8053830228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5607.21447393187" calcext:value-type="float">
            <text:p>5607.2144739319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H10];[.H69];[.H101];[.H134])" office:value-type="float" office:value="3704.84057971015" calcext:value-type="float">
            <text:p>3704.8405797102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5570.90495012234" calcext:value-type="float">
            <text:p>5570.9049501224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5232.21447393187" calcext:value-type="float">
            <text:p>5232.2144739319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N40];[.H72];[.H104];[.H137])" office:value-type="float" office:value="2969.483436853" calcext:value-type="float">
            <text:p>2969.483436853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5281.670995671" calcext:value-type="float">
            <text:p>5281.670995671</text:p>
          </table:table-cell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9287.17221908526" calcext:value-type="float">
            <text:p>9287.1722190853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5994.71447393187" calcext:value-type="float">
            <text:p>5994.714473931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5223.0478072652" calcext:value-type="float">
            <text:p>5223.0478072652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5994.71447393187" calcext:value-type="float">
            <text:p>5994.7144739319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2652.97619047619" calcext:value-type="float">
            <text:p>2652.976190476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5994.71447393187" calcext:value-type="float">
            <text:p>5994.714473931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5251.2362130623" calcext:value-type="float">
            <text:p>5251.2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5218.73103707886" calcext:value-type="float">
            <text:p>5218.7310370789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5246.52606813476" calcext:value-type="float">
            <text:p>5246.5260681348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5994.71447393187" calcext:value-type="float">
            <text:p>5994.714473931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30409.9577451534" calcext:value-type="float">
            <text:p>30409.957745153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30800" calcext:value-type="float">
            <text:p>230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15800" calcext:value-type="float">
            <text:p>15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94:.F94])" office:value-type="float" office:value="26700" calcext:value-type="float">
            <text:p>267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5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];[.D121];[.E121];[.F121])" office:value-type="float" office:value="757.971014492754" calcext:value-type="float">
            <text:p>757.971014492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table:number-columns-repeated="3"/>
          <table:table-cell table:formula="of:=SUM([.B121:.F121])" office:value-type="float" office:value="1128.80434782609" calcext:value-type="float">
            <text:p>1128.8043478261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121:.F121])" office:value-type="float" office:value="1128.80434782609" calcext:value-type="float">
            <text:p>1128.8043478261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D121];[.F121])" office:value-type="float" office:value="757.971014492754" calcext:value-type="float">
            <text:p>757.9710144928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E121])" office:value-type="float" office:value="1128.80434782609" calcext:value-type="float">
            <text:p>1128.8043478261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C121];[.E121];[.F121])" office:value-type="float" office:value="737.5" calcext:value-type="float">
            <text:p>737.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21:.F121])" office:value-type="float" office:value="1128.80434782609" calcext:value-type="float">
            <text:p>1128.8043478261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128.80434782609" calcext:value-type="float">
            <text:p>1128.8043478261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391.304347826087" calcext:value-type="float">
            <text:p>391.3043478261</text:p>
          </table:table-cell>
          <table:table-cell table:formula="of:=[.E94]/25" office:value-type="float" office:value="0" calcext:value-type="float">
            <text:p>0</text:p>
          </table:table-cell>
          <table:table-cell table:formula="of:=[.F94]/23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25958.3333333333" calcext:value-type="float">
            <text:p>25958.3333333333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0:51:29.429959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7T11:18:48.189949729</dc:date>
    <meta:editing-duration>P8DT18H35M21S</meta:editing-duration>
    <meta:editing-cycles>2842</meta:editing-cycles>
    <meta:generator>LibreOffice/4.2.8.2$Linux_X86_64 LibreOffice_project/420m0$Build-2</meta:generator>
    <meta:document-statistic meta:table-count="16" meta:cell-count="7297" meta:object-count="0"/>
  </office:meta>
</office:document-meta>
</file>